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Times New Roman5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2" svg:font-family="'DejaVu Sans'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1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WenQuanYi Zen Hei Sharp" svg:font-family="'WenQuanYi Zen Hei Sharp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margin-top="0.499cm" fo:margin-bottom="0cm"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L50"/>
    <style:style style:name="P5" style:family="paragraph" style:parent-style-name="Heading_20_1">
      <style:paragraph-properties fo:break-before="page"/>
      <style:text-properties fo:language="uk" fo:country="UA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1.27cm" fo:text-indent="-0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1.27cm" fo:text-indent="-0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6cm" fo:text-indent="-0.635cm" fo:margin-left="2.5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6cm" fo:text-indent="-0.635cm" fo:margin-left="3.7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1cm" fo:text-indent="-0.635cm" fo:margin-left="4.4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6cm" fo:text-indent="-0.635cm" fo:margin-left="5.0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1cm" fo:text-indent="-0.635cm" fo:margin-left="5.6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6cm" fo:text-indent="-0.635cm" fo:margin-left="6.3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1cm" fo:text-indent="-0.635cm" fo:margin-left="6.9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6cm" fo:text-indent="-0.635cm" fo:margin-left="7.5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1cm" fo:text-indent="-0.635cm" fo:margin-left="8.221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-start text:name="__RefHeading__9910_981701279"/>РЕФЕРАТ<text:bookmark-end text:name="__RefHeading__9910_981701279"/></text:h>
      <text:p text:style-name="P2"><text:span text:style-name="T1">Актуальність теми. </text:span><text:span text:style-name="T3">Упродовж останніх років тема комп'ютерного бачення активно досліджувалась науковцями. Це зумовлено тим, що комп'ютерне бачення, та розпізнавання графічних образів зокрема, має багато застосувань у різних галузях, а саме: у медицині (виявлення пухлин, атеросклерозу та інших злоякісних змін), воєнній промисловості (виявлення ворожих бойових одиниць, управління ракетами і т. п.), при розробці автономних транспортних засобів, систем автоматичного доступу, відеоспостереженні і т. д. У більшості випадків задача виявлення графічних образів зводиться до задачі побудови класифікатора, який ефективно розділяє класи шуканих та всіх інших об'єктів. Методи розпізнавання графічних образів є дуже обчислювально витратними як на етапі побудови класифікатора (час побудови класифікатора може сягати декількох днів або навіть й тижнів у залежності розміру від тренувального набору даних), так і на етапі класифікації (як наслідок, важко проводити класифікацію в реальному часі). Тому розроблення методів пришвидшення існуючих методів розпізнавання графічних образів є актуальним як з наукової, так і з практичної точки зору.</text:span></text:p>
      <text:p text:style-name="Standard"><text:span text:style-name="T2">Об'єктом дослідження</text:span><text:span text:style-name="T1"> є процес розпаралелення обробки зображень з метою виявлення на них графічних образів.</text:span></text:p>
      <text:p text:style-name="Standard"><text:span text:style-name="T2">Предметом дослідження</text:span><text:span text:style-name="T1"> є методи виявлення графічних образів на зображеннях на основі використання багатопроцесорних архітектур.</text:span></text:p>
      <text:p text:style-name="Standard"><text:span text:style-name="T2">Мета роботи: </text:span><text:span text:style-name="T3">підвищення швидкодії методів виявлення графічних образів на зображеннях за рахунок їх адаптації під багатопроцесорні архітектури.</text:span></text:p>
      <text:p text:style-name="P2"><text:span text:style-name="T1">Методи дослідження. </text:span><text:span text:style-name="T3">У роботі використовуються методи математичного моделювання, методи оптимізації... ???</text:span></text:p>
      <text:p text:style-name="Standard"><text:span text:style-name="T2">Наукова новизна</text:span><text:span text:style-name="T1"> роботи полягає в наступному:</text:span></text:p>
      <text:list xml:id="list134745083" text:style-name="L50">
        <text:list-item>
          <text:p text:style-name="P4"><text:span text:style-name="T1">Розроблено метод пришвидшення процесу побудови класифікатора, що базується на використанні розподіленої системи процесорів для </text:span><text:soft-page-break/><text:span text:style-name="T1">провелення обчислень. Теоретично та на практиці доведено, що розроблений метод дозволяє майже лінійного пришвидшення у залежності від кількості процесорів розподіленої системи.</text:span></text:p>
        </text:list-item>
        <text:list-item>
          <text:p text:style-name="P4"><text:span text:style-name="T1">Розроблено метод пришвидшення виявлення графічних образів, що базується на використанні графічних процесорів для проведення обчислень. Розроблений метод дозволяє значно знизити час класифікації об'єктів та робить можливим проведення класифікації у реальному часі.</text:span></text:p>
        </text:list-item>
      </text:list>
      <text:p text:style-name="P2"><text:span text:style-name="T1">Практична цінність </text:span></text:p>
      <text:p text:style-name="P2"><text:span text:style-name="T1">Апробація роботи. </text:span><text:span text:style-name="T3">Основні положення і результати роботи були представлені та обговорювались на науковій конференції магістратнів та аспірантів “Прикладна математика та комп'ютинг” ПМК-2015.</text:span></text:p>
      <text:p text:style-name="P2"><text:span text:style-name="T1">Структура та обсяг роботи. </text:span><text:span text:style-name="T3">Магістерська дисертація складається з чотирьох розділів, висновків та додатків.</text:span></text:p>
      <text:p text:style-name="P3"><text:span text:style-name="T1">У вступі </text:span></text:p>
      <text:p text:style-name="P3"><text:span text:style-name="T1">У першому розділі</text:span></text:p>
      <text:p text:style-name="P3"><text:span text:style-name="T1">У другому розділі</text:span></text:p>
      <text:p text:style-name="P3"><text:span text:style-name="T1">У третьому розділі</text:span></text:p>
      <text:p text:style-name="P3"><text:span text:style-name="T1">У четвертому розділі</text:span></text:p>
      <text:p text:style-name="P3"><text:span text:style-name="T1">У висновках</text:span></text:p>
      <text:p text:style-name="P3"><text:span text:style-name="T1">У додатках</text:span></text:p>
      <text:p text:style-name="P2"><text:span text:style-name="T1">Ключові слова: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Times New Roman5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2" svg:font-family="'DejaVu Sans'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1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WenQuanYi Zen Hei Sharp" svg:font-family="'WenQuanYi Zen Hei Sharp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WenQuanYi Zen Hei Sharp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" fo:font-size="14pt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language="ru" fo:country="RU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1" fo:font-size="14pt" fo:font-style="normal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line-height="150%" fo:text-align="center" style:justify-single-word="false" fo:text-indent="0cm" style:auto-text-indent="false" style:page-number="auto" text:number-lines="false" text:line-number="0"/>
      <style:text-properties style:font-name="Times New Roman2" fo:font-size="14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593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094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1" style:font-size-asian="14pt" style:font-weight-asian="bold" style:font-name-complex="DejaVu Sans1" style:font-size-complex="14pt" style:font-weight-complex="bold"/>
    </style:style>
    <style:style style:name="Footer" style:family="paragraph" style:parent-style-name="Standard" style:class="extra" style:master-page-name="">
      <style:paragraph-properties fo:margin-top="0.25cm" fo:margin-bottom="0cm" fo:text-align="end" style:justify-single-word="false" style:page-number="auto" text:number-lines="false" text:line-number="0" style:vertical-align="auto">
        <style:tab-stops>
          <style:tab-stop style:position="8.296cm" style:type="center"/>
          <style:tab-stop style:position="16.593cm" style:type="right"/>
        </style:tab-stops>
      </style:paragraph-properties>
      <style:text-properties style:font-name="Times New Roman3" fo:font-size="14p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ic" style:family="paragraph" style:parent-style-name="PicDescr" style:class="text" style:master-page-name="">
      <style:paragraph-properties fo:margin="100%" fo:margin-left="0cm" fo:margin-right="0cm" fo:margin-top="0.203cm" fo:margin-bottom="0cm" fo:text-indent="0cm" style:auto-text-indent="false" style:page-number="auto"/>
      <style:text-properties style:font-size-asian="10.5pt"/>
    </style:style>
    <style:style style:name="PicDescr" style:family="paragraph" style:parent-style-name="Standard" style:next-style-name="Standard" style:class="text" style:master-page-name="">
      <style:paragraph-properties fo:margin="100%" fo:margin-left="0cm" fo:margin-right="0cm" fo:margin-top="0cm" fo:margin-bottom="0.203cm" fo:line-height="150%" fo:text-align="center" style:justify-single-word="false" fo:text-indent="0cm" style:auto-text-indent="false" style:page-number="auto"/>
      <style:text-properties fo:color="#000000" style:font-name="Times New Roman"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Formula" style:family="paragraph" style:parent-style-name="Standard" style:next-style-name="Standard" style:default-outline-level="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1.5pt" fo:font-style="normal" fo:text-shadow="none" style:text-underline-style="none" fo:font-weight="normal" style:letter-kerning="true" style:font-name-asian="FreeSans" style:font-size-asian="31.5pt" style:font-style-asian="normal" style:font-weight-asian="normal" style:font-name-complex="FreeSan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1.5pt" fo:font-style="normal" fo:text-shadow="none" style:text-underline-style="none" fo:font-weight="normal" style:letter-kerning="true" style:font-name-asian="FreeSans" style:font-size-asian="31.5pt" style:font-style-asian="normal" style:font-weight-asian="normal" style:font-name-complex="FreeSan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cm" fo:margin-right="0cm" fo:margin-top="0.106cm" fo:margin-bottom="0.106cm" fo:text-align="justify" style:justify-single-word="false" fo:text-indent="0.951cm" style:auto-text-indent="false"/>
      <style:text-properties fo:font-size="14pt" fo:language="uk" fo:country="UA" style:font-size-asian="14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WW-Heading1" style:family="paragraph" style:parent-style-name="Standard">
      <style:paragraph-properties fo:margin-top="0.42cm" fo:margin-bottom="0.21cm"/>
    </style:style>
    <style:style style:name="Normal" style:family="paragraph">
      <style:paragraph-properties fo:margin="100%" fo:margin-left="0cm" fo:margin-right="0cm" fo:margin-top="0cm" fo:margin-bottom="0cm" fo:line-height="150%" fo:text-align="start" style:justify-single-word="false" fo:text-indent="2.207cm" style:auto-text-indent="false" style:text-autospace="none"/>
      <style:text-properties style:use-window-font-color="true" style:font-name="WenQuanYi Zen Hei Sharp" fo:font-size="14pt" style:letter-kerning="true" style:font-name-asian="WenQuanYi Zen Hei Sharp" style:font-size-asian="14pt" style:font-name-complex="WenQuanYi Zen Hei Sharp" style:font-size-complex="14pt"/>
    </style:style>
    <style:style style:name="WW8Num28z2" style:family="paragraph">
      <style:paragraph-properties style:text-autospace="none"/>
      <style:text-properties style:font-name="Wingdings" style:font-name-asian="Wingdings" style:font-name-complex="Wingdings"/>
    </style:style>
    <style:style style:name="WW8Num28z1" style:family="paragraph">
      <style:paragraph-properties style:text-autospace="none"/>
      <style:text-properties style:font-name="Courier New1" style:font-name-asian="Courier New1" style:font-name-complex="Courier New1"/>
    </style:style>
    <style:style style:name="WW8Num28z0" style:family="paragraph">
      <style:paragraph-properties style:text-autospace="none"/>
      <style:text-properties style:font-name="Symbol" style:font-name-asian="Symbol" style:font-name-complex="Symbol"/>
    </style:style>
    <style:style style:name="Emphasis" style:family="paragraph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paragraph">
      <style:paragraph-properties style:text-autospace="none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paragraph">
      <style:paragraph-properties style:text-autospace="none"/>
      <style:text-properties style:font-name="OpenSymbol1" fo:font-size="14pt" style:font-name-asian="OpenSymbol1" style:font-size-asian="14pt" style:font-name-complex="OpenSymbol1" style:font-size-complex="14pt"/>
    </style:style>
    <style:style style:name="Numbering_20_Symbols" style:display-name="Numbering Symbols" style:family="paragraph">
      <style:paragraph-properties style:text-autospace="none"/>
      <style:text-properties fo:font-size="14pt" style:font-size-asian="14pt" style:font-size-complex="14pt"/>
    </style:style>
    <style:style style:name="_3f__3f__3f__3f__3f__3f__3f__3f__20__3f__3f__3f__3f__3f__20__3f__20__3f__3f__3f__3f__3f__3f__3f__3f__20_2" style:display-name="???????? ????? ? ???????? 2" style:family="paragraph">
      <style:paragraph-properties fo:margin="100%" fo:margin-left="0cm" fo:margin-right="0cm" fo:margin-top="0.187cm" fo:margin-bottom="0.187cm" fo:line-height="150%" fo:text-align="start" style:justify-single-word="false" fo:text-indent="1.677cm" style:auto-text-indent="false" style:text-autospace="none"/>
      <style:text-properties style:font-name="Times New Roman4" fo:font-size="14pt" style:font-name-asian="Times New Roman4" style:font-size-asian="14pt" style:font-name-complex="Times New Roman4" style:font-size-complex="14pt"/>
    </style:style>
    <style:style style:name="_3f__3f__3f__3f__3f__3f__3f__20__28__3f__3f__3f__29_" style:display-name="??????? (???)" style:family="paragraph">
      <style:paragraph-properties fo:margin="100%" fo:margin-left="0cm" fo:margin-right="0cm" fo:margin-top="0.871cm" fo:margin-bottom="0.871cm" fo:line-height="150%" fo:text-align="start" style:justify-single-word="false" fo:text-indent="2.207cm" style:auto-text-indent="false" style:text-autospace="none"/>
      <style:text-properties style:font-name="Times New Roman4" fo:font-size="14pt" style:font-name-asian="Times New Roman4" style:font-size-asian="14pt" style:font-name-complex="Times New Roman4" style:font-size-complex="14pt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text:style-name="Numbering_20_Symbols" style:num-suffix=")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text:style-name="Numbering_20_Symbols" style:num-suffix=")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text:style-name="Numbering_20_Symbols" style:num-suffix=")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text:style-name="Numbering_20_Symbols" style:num-suffix=")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text:style-name="Numbering_20_Symbols" style:num-suffix=")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text:style-name="Numbering_20_Symbols" style:num-suffix=")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text:style-name="Numbering_20_Symbols" style:num-suffix=")" style:num-format="1" text:start-value="10">
        <style:list-level-properties text:list-level-position-and-space-mode="label-alignment">
          <style:list-level-label-alignment text:label-followed-by="listtab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169cm" fo:text-indent="-0.22cm" fo:margin-left="0.22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071cm" fo:text-indent="-0.7cm" fo:margin-left="0.7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499cm" fo:margin-bottom="0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007cm" fo:margin-left="2.997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98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8T21:49:46</meta:creation-date>
    <dc:date>2015-06-08T03:24:01</dc:date>
    <meta:editing-duration>P11DT3H35M51S</meta:editing-duration>
    <meta:editing-cycles>190</meta:editing-cycles>
    <meta:generator>LibreOffice/3.5$Linux_X86_64 LibreOffice_project/350m1$Build-2</meta:generator>
    <dc:creator>olehp </dc:creator>
    <meta:document-statistic meta:table-count="0" meta:image-count="0" meta:object-count="0" meta:page-count="2" meta:paragraph-count="21" meta:word-count="336" meta:character-count="2099" meta:non-whitespace-character-count="2350"/>
  </office:meta>
</office:document-meta>
</file>